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-[.$I$6]) + [.$I$6] *([.D2]/[.$I$3] + [.C2]/[.$I$2])" office:value-type="float" office:value="1" calcext:value-type="float">
            <text:p>1</text:p>
          </table:table-cell>
          <table:table-cell table:formula="of:=(1-[.$I$6])+[.$I$6]*([.B2]/[.$I$1])" office:value-type="float" office:value="0.433333333333333" calcext:value-type="float">
            <text:p>0.433333333333333</text:p>
          </table:table-cell>
          <table:table-cell table:formula="of:=(1-[.$I$6])+[.$I$6]*([.B2]/[.$I$1] + [.E2]/[.$I$4])" office:value-type="float" office:value="1.28333333333333" calcext:value-type="float">
            <text:p>1.28333333333333</text:p>
          </table:table-cell>
          <table:table-cell table:formula="of:=(1-[.$I$6]) + [.$I$6] * ([.B2]/[.$I$1] + [.C2]/[.$I$2] + [.C3]/[.$I$3])" office:value-type="float" office:value="1.0425" calcext:value-type="float">
            <text:p>1.042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-[.$I$6]) + [.$I$6] *([.D3]/[.$I$3] + [.C3]/[.$I$2])" office:value-type="float" office:value="0.879583333333333" calcext:value-type="float">
            <text:p>0.879583333333333</text:p>
          </table:table-cell>
          <table:table-cell table:formula="of:=(1-[.$I$6])+[.$I$6]*([.B3]/[.$I$1])" office:value-type="float" office:value="0.433333333333333" calcext:value-type="float">
            <text:p>0.433333333333333</text:p>
          </table:table-cell>
          <table:table-cell table:formula="of:=(1-[.$I$6])+[.$I$6]*([.B3]/[.$I$1] + [.E3]/[.$I$4])" office:value-type="float" office:value="1.31945833333333" calcext:value-type="float">
            <text:p>1.31945833333333</text:p>
          </table:table-cell>
          <table:table-cell table:formula="of:=(1-[.$I$6]) + [.$I$6] * ([.B3]/[.$I$1] + [.C3]/[.$I$2] + [.C4]/[.$I$3])" office:value-type="float" office:value="0.801666666666667" calcext:value-type="float">
            <text:p>0.801666666666667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-[.$I$6]) + [.$I$6] *([.D4]/[.$I$3] + [.C4]/[.$I$2])" office:value-type="float" office:value="0.894936458333333" calcext:value-type="float">
            <text:p>0.894936458333333</text:p>
          </table:table-cell>
          <table:table-cell table:formula="of:=(1-[.$I$6])+[.$I$6]*([.B4]/[.$I$1])" office:value-type="float" office:value="0.399215277777778" calcext:value-type="float">
            <text:p>0.399215277777778</text:p>
          </table:table-cell>
          <table:table-cell table:formula="of:=(1-[.$I$6])+[.$I$6]*([.B4]/[.$I$1] + [.E4]/[.$I$4])" office:value-type="float" office:value="1.08063194444444" calcext:value-type="float">
            <text:p>1.08063194444444</text:p>
          </table:table-cell>
          <table:table-cell table:formula="of:=(1-[.$I$6]) + [.$I$6] * ([.B4]/[.$I$1] + [.C4]/[.$I$2] + [.C5]/[.$I$3])" office:value-type="float" office:value="0.7530484375" calcext:value-type="float">
            <text:p>0.753048437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-[.$I$6]) + [.$I$6] *([.D5]/[.$I$3] + [.C5]/[.$I$2])" office:value-type="float" office:value="0.778935069444444" calcext:value-type="float">
            <text:p>0.778935069444444</text:p>
          </table:table-cell>
          <table:table-cell table:formula="of:=(1-[.$I$6])+[.$I$6]*([.B5]/[.$I$1])" office:value-type="float" office:value="0.403565329861111" calcext:value-type="float">
            <text:p>0.403565329861111</text:p>
          </table:table-cell>
          <table:table-cell table:formula="of:=(1-[.$I$6])+[.$I$6]*([.B5]/[.$I$1] + [.E5]/[.$I$4])" office:value-type="float" office:value="1.04365650173611" calcext:value-type="float">
            <text:p>1.04365650173611</text:p>
          </table:table-cell>
          <table:table-cell table:formula="of:=(1-[.$I$6]) + [.$I$6] * ([.B5]/[.$I$1] + [.C5]/[.$I$2] + [.C6]/[.$I$3])" office:value-type="float" office:value="0.744747088107639" calcext:value-type="float">
            <text:p>0.744747088107639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-[.$I$6]) + [.$I$6] *([.D6]/[.$I$3] + [.C6]/[.$I$2])" office:value-type="float" office:value="0.765069278428819" calcext:value-type="float">
            <text:p>0.765069278428819</text:p>
          </table:table-cell>
          <table:table-cell table:formula="of:=(1-[.$I$6])+[.$I$6]*([.B6]/[.$I$1])" office:value-type="float" office:value="0.370698269675926" calcext:value-type="float">
            <text:p>0.370698269675926</text:p>
          </table:table-cell>
          <table:table-cell table:formula="of:=(1-[.$I$6])+[.$I$6]*([.B6]/[.$I$1] + [.E6]/[.$I$4])" office:value-type="float" office:value="1.00373329456742" calcext:value-type="float">
            <text:p>1.00373329456742</text:p>
          </table:table-cell>
          <table:table-cell table:formula="of:=(1-[.$I$6]) + [.$I$6] * ([.B6]/[.$I$1] + [.C6]/[.$I$2] + [.C7]/[.$I$3])" office:value-type="float" office:value="0.699760299479167" calcext:value-type="float">
            <text:p>0.6997602994791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-[.$I$6]) + [.$I$6] *([.D7]/[.$I$3] + [.C7]/[.$I$2])" office:value-type="float" office:value="0.734133414803422" calcext:value-type="float">
            <text:p>0.734133414803422</text:p>
          </table:table-cell>
          <table:table-cell table:formula="of:=(1-[.$I$6])+[.$I$6]*([.B7]/[.$I$1])" office:value-type="float" office:value="0.366769628888165" calcext:value-type="float">
            <text:p>0.366769628888165</text:p>
          </table:table-cell>
          <table:table-cell table:formula="of:=(1-[.$I$6])+[.$I$6]*([.B7]/[.$I$1] + [.E7]/[.$I$4])" office:value-type="float" office:value="0.961565883445457" calcext:value-type="float">
            <text:p>0.961565883445457</text:p>
          </table:table-cell>
          <table:table-cell table:formula="of:=(1-[.$I$6]) + [.$I$6] * ([.B7]/[.$I$1] + [.C7]/[.$I$2] + [.C8]/[.$I$3])" office:value-type="float" office:value="0.680193485777904" calcext:value-type="float">
            <text:p>0.6801934857779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-[.$I$6]) + [.$I$6] *([.D8]/[.$I$3] + [.C8]/[.$I$2])" office:value-type="float" office:value="0.71454259274179" calcext:value-type="float">
            <text:p>0.71454259274179</text:p>
          </table:table-cell>
          <table:table-cell table:formula="of:=(1-[.$I$6])+[.$I$6]*([.B8]/[.$I$1])" office:value-type="float" office:value="0.358004467527636" calcext:value-type="float">
            <text:p>0.358004467527636</text:p>
          </table:table-cell>
          <table:table-cell table:formula="of:=(1-[.$I$6])+[.$I$6]*([.B8]/[.$I$1] + [.E8]/[.$I$4])" office:value-type="float" office:value="0.936168930438855" calcext:value-type="float">
            <text:p>0.936168930438855</text:p>
          </table:table-cell>
          <table:table-cell table:formula="of:=(1-[.$I$6]) + [.$I$6] * ([.B8]/[.$I$1] + [.C8]/[.$I$2] + [.C9]/[.$I$3])" office:value-type="float" office:value="0.666033458504352" calcext:value-type="float">
            <text:p>0.66603345850435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-[.$I$6]) + [.$I$6] *([.D9]/[.$I$3] + [.C9]/[.$I$2])" office:value-type="float" office:value="0.700023694135759" calcext:value-type="float">
            <text:p>0.700023694135759</text:p>
          </table:table-cell>
          <table:table-cell table:formula="of:=(1-[.$I$6])+[.$I$6]*([.B9]/[.$I$1])" office:value-type="float" office:value="0.352453734610174" calcext:value-type="float">
            <text:p>0.352453734610174</text:p>
          </table:table-cell>
          <table:table-cell table:formula="of:=(1-[.$I$6])+[.$I$6]*([.B9]/[.$I$1] + [.E9]/[.$I$4])" office:value-type="float" office:value="0.918582174338873" calcext:value-type="float">
            <text:p>0.918582174338873</text:p>
          </table:table-cell>
          <table:table-cell table:formula="of:=(1-[.$I$6]) + [.$I$6] * ([.B9]/[.$I$1] + [.C9]/[.$I$2] + [.C10]/[.$I$3])" office:value-type="float" office:value="0.654398470518743" calcext:value-type="float">
            <text:p>0.65439847051874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-[.$I$6]) + [.$I$6] *([.D10]/[.$I$3] + [.C10]/[.$I$2])" office:value-type="float" office:value="0.690190261303345" calcext:value-type="float">
            <text:p>0.690190261303345</text:p>
          </table:table-cell>
          <table:table-cell table:formula="of:=(1-[.$I$6])+[.$I$6]*([.B10]/[.$I$1])" office:value-type="float" office:value="0.348340046671798" calcext:value-type="float">
            <text:p>0.348340046671798</text:p>
          </table:table-cell>
          <table:table-cell table:formula="of:=(1-[.$I$6])+[.$I$6]*([.B10]/[.$I$1] + [.E10]/[.$I$4])" office:value-type="float" office:value="0.90457874661273" calcext:value-type="float">
            <text:p>0.90457874661273</text:p>
          </table:table-cell>
          <table:table-cell table:formula="of:=(1-[.$I$6]) + [.$I$6] * ([.B10]/[.$I$1] + [.C10]/[.$I$2] + [.C11]/[.$I$3])" office:value-type="float" office:value="0.646177403716636" calcext:value-type="float">
            <text:p>0.64617740371663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-[.$I$6]) + [.$I$6] *([.D11]/[.$I$3] + [.C11]/[.$I$2])" office:value-type="float" office:value="0.682490487145924" calcext:value-type="float">
            <text:p>0.682490487145924</text:p>
          </table:table-cell>
          <table:table-cell table:formula="of:=(1-[.$I$6])+[.$I$6]*([.B11]/[.$I$1])" office:value-type="float" office:value="0.345553907369281" calcext:value-type="float">
            <text:p>0.345553907369281</text:p>
          </table:table-cell>
          <table:table-cell table:formula="of:=(1-[.$I$6])+[.$I$6]*([.B11]/[.$I$1] + [.E11]/[.$I$4])" office:value-type="float" office:value="0.894804700528422" calcext:value-type="float">
            <text:p>0.894804700528422</text:p>
          </table:table-cell>
          <table:table-cell table:formula="of:=(1-[.$I$6]) + [.$I$6] * ([.B11]/[.$I$1] + [.C11]/[.$I$2] + [.C12]/[.$I$3])" office:value-type="float" office:value="0.64045883783674" calcext:value-type="float">
            <text:p>0.64045883783674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12]/[.$I$3] + [.C12]/[.$I$2])" office:value-type="float" office:value="0.677152408356524" calcext:value-type="float">
            <text:p>0.677152408356524</text:p>
          </table:table-cell>
          <table:table-cell table:formula="of:=(1-[.$I$6])+[.$I$6]*([.B12]/[.$I$1])" office:value-type="float" office:value="0.343372304691345" calcext:value-type="float">
            <text:p>0.343372304691345</text:p>
          </table:table-cell>
          <table:table-cell table:formula="of:=(1-[.$I$6])+[.$I$6]*([.B12]/[.$I$1] + [.E12]/[.$I$4])" office:value-type="float" office:value="0.887762316852574" calcext:value-type="float">
            <text:p>0.887762316852574</text:p>
          </table:table-cell>
          <table:table-cell table:formula="of:=(1-[.$I$6]) + [.$I$6] * ([.B12]/[.$I$1] + [.C12]/[.$I$2] + [.C13]/[.$I$3])" office:value-type="float" office:value="0.636165944817111" calcext:value-type="float">
            <text:p>0.636165944817111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13]/[.$I$3] + [.C13]/[.$I$2])" office:value-type="float" office:value="0.673232214156166" calcext:value-type="float">
            <text:p>0.673232214156166</text:p>
          </table:table-cell>
          <table:table-cell table:formula="of:=(1-[.$I$6])+[.$I$6]*([.B13]/[.$I$1])" office:value-type="float" office:value="0.341859849034348" calcext:value-type="float">
            <text:p>0.341859849034348</text:p>
          </table:table-cell>
          <table:table-cell table:formula="of:=(1-[.$I$6])+[.$I$6]*([.B13]/[.$I$1] + [.E13]/[.$I$4])" office:value-type="float" office:value="0.882600902128893" calcext:value-type="float">
            <text:p>0.882600902128893</text:p>
          </table:table-cell>
          <table:table-cell table:formula="of:=(1-[.$I$6]) + [.$I$6] * ([.B13]/[.$I$1] + [.C13]/[.$I$2] + [.C14]/[.$I$3])" office:value-type="float" office:value="0.633083514367768" calcext:value-type="float">
            <text:p>0.633083514367768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14]/[.$I$3] + [.C14]/[.$I$2])" office:value-type="float" office:value="0.670395819244378" calcext:value-type="float">
            <text:p>0.670395819244378</text:p>
          </table:table-cell>
          <table:table-cell table:formula="of:=(1-[.$I$6])+[.$I$6]*([.B14]/[.$I$1])" office:value-type="float" office:value="0.340749127344247" calcext:value-type="float">
            <text:p>0.340749127344247</text:p>
          </table:table-cell>
          <table:table-cell table:formula="of:=(1-[.$I$6])+[.$I$6]*([.B14]/[.$I$1] + [.E14]/[.$I$4])" office:value-type="float" office:value="0.87887011455685" calcext:value-type="float">
            <text:p>0.87887011455685</text:p>
          </table:table-cell>
          <table:table-cell table:formula="of:=(1-[.$I$6]) + [.$I$6] * ([.B14]/[.$I$1] + [.C14]/[.$I$2] + [.C15]/[.$I$3])" office:value-type="float" office:value="0.63085794230515" calcext:value-type="float">
            <text:p>0.63085794230515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15]/[.$I$3] + [.C15]/[.$I$2])" office:value-type="float" office:value="0.668338177807966" calcext:value-type="float">
            <text:p>0.668338177807966</text:p>
          </table:table-cell>
          <table:table-cell table:formula="of:=(1-[.$I$6])+[.$I$6]*([.B15]/[.$I$1])" office:value-type="float" office:value="0.33994548211924" calcext:value-type="float">
            <text:p>0.33994548211924</text:p>
          </table:table-cell>
          <table:table-cell table:formula="of:=(1-[.$I$6])+[.$I$6]*([.B15]/[.$I$1] + [.E15]/[.$I$4])" office:value-type="float" office:value="0.876174733078618" calcext:value-type="float">
            <text:p>0.876174733078618</text:p>
          </table:table-cell>
          <table:table-cell table:formula="of:=(1-[.$I$6]) + [.$I$6] * ([.B15]/[.$I$1] + [.C15]/[.$I$2] + [.C16]/[.$I$3])" office:value-type="float" office:value="0.629240691141222" calcext:value-type="float">
            <text:p>0.629240691141222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16]/[.$I$3] + [.C16]/[.$I$2])" office:value-type="float" office:value="0.66685109145909" calcext:value-type="float">
            <text:p>0.66685109145909</text:p>
          </table:table-cell>
          <table:table-cell table:formula="of:=(1-[.$I$6])+[.$I$6]*([.B16]/[.$I$1])" office:value-type="float" office:value="0.339362483712257" calcext:value-type="float">
            <text:p>0.339362483712257</text:p>
          </table:table-cell>
          <table:table-cell table:formula="of:=(1-[.$I$6])+[.$I$6]*([.B16]/[.$I$1] + [.E16]/[.$I$4])" office:value-type="float" office:value="0.874217071182296" calcext:value-type="float">
            <text:p>0.874217071182296</text:p>
          </table:table-cell>
          <table:table-cell table:formula="of:=(1-[.$I$6]) + [.$I$6] * ([.B16]/[.$I$1] + [.C16]/[.$I$2] + [.C17]/[.$I$3])" office:value-type="float" office:value="0.628068369190643" calcext:value-type="float">
            <text:p>0.628068369190643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17]/[.$I$3] + [.C17]/[.$I$2])" office:value-type="float" office:value="0.665771310830185" calcext:value-type="float">
            <text:p>0.665771310830185</text:p>
          </table:table-cell>
          <table:table-cell table:formula="of:=(1-[.$I$6])+[.$I$6]*([.B17]/[.$I$1])" office:value-type="float" office:value="0.338941142580075" calcext:value-type="float">
            <text:p>0.338941142580075</text:p>
          </table:table-cell>
          <table:table-cell table:formula="of:=(1-[.$I$6])+[.$I$6]*([.B17]/[.$I$1] + [.E17]/[.$I$4])" office:value-type="float" office:value="0.872799256392122" calcext:value-type="float">
            <text:p>0.872799256392122</text:p>
          </table:table-cell>
          <table:table-cell table:formula="of:=(1-[.$I$6]) + [.$I$6] * ([.B17]/[.$I$1] + [.C17]/[.$I$2] + [.C18]/[.$I$3])" office:value-type="float" office:value="0.627220183754317" calcext:value-type="float">
            <text:p>0.627220183754317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18]/[.$I$3] + [.C18]/[.$I$2])" office:value-type="float" office:value="0.664989669563184" calcext:value-type="float">
            <text:p>0.664989669563184</text:p>
          </table:table-cell>
          <table:table-cell table:formula="of:=(1-[.$I$6])+[.$I$6]*([.B18]/[.$I$1])" office:value-type="float" office:value="0.338635204735219" calcext:value-type="float">
            <text:p>0.338635204735219</text:p>
          </table:table-cell>
          <table:table-cell table:formula="of:=(1-[.$I$6])+[.$I$6]*([.B18]/[.$I$1] + [.E18]/[.$I$4])" office:value-type="float" office:value="0.871772360926388" calcext:value-type="float">
            <text:p>0.871772360926388</text:p>
          </table:table-cell>
          <table:table-cell table:formula="of:=(1-[.$I$6]) + [.$I$6] * ([.B18]/[.$I$1] + [.C18]/[.$I$2] + [.C19]/[.$I$3])" office:value-type="float" office:value="0.626605152344219" calcext:value-type="float">
            <text:p>0.626605152344219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19]/[.$I$3] + [.C19]/[.$I$2])" office:value-type="float" office:value="0.664423215406183" calcext:value-type="float">
            <text:p>0.664423215406183</text:p>
          </table:table-cell>
          <table:table-cell table:formula="of:=(1-[.$I$6])+[.$I$6]*([.B19]/[.$I$1])" office:value-type="float" office:value="0.338413739709569" calcext:value-type="float">
            <text:p>0.338413739709569</text:p>
          </table:table-cell>
          <table:table-cell table:formula="of:=(1-[.$I$6])+[.$I$6]*([.B19]/[.$I$1] + [.E19]/[.$I$4])" office:value-type="float" office:value="0.871028119202155" calcext:value-type="float">
            <text:p>0.871028119202155</text:p>
          </table:table-cell>
          <table:table-cell table:formula="of:=(1-[.$I$6]) + [.$I$6] * ([.B19]/[.$I$1] + [.C19]/[.$I$2] + [.C20]/[.$I$3])" office:value-type="float" office:value="0.626159541098604" calcext:value-type="float">
            <text:p>0.626159541098604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20]/[.$I$3] + [.C20]/[.$I$2])" office:value-type="float" office:value="0.664012790037483" calcext:value-type="float">
            <text:p>0.664012790037483</text:p>
          </table:table-cell>
          <table:table-cell table:formula="of:=(1-[.$I$6])+[.$I$6]*([.B20]/[.$I$1])" office:value-type="float" office:value="0.338253244365085" calcext:value-type="float">
            <text:p>0.338253244365085</text:p>
          </table:table-cell>
          <table:table-cell table:formula="of:=(1-[.$I$6])+[.$I$6]*([.B20]/[.$I$1] + [.E20]/[.$I$4])" office:value-type="float" office:value="0.870488854298898" calcext:value-type="float">
            <text:p>0.870488854298898</text:p>
          </table:table-cell>
          <table:table-cell table:formula="of:=(1-[.$I$6]) + [.$I$6] * ([.B20]/[.$I$1] + [.C20]/[.$I$2] + [.C21]/[.$I$3])" office:value-type="float" office:value="0.625836712596813" calcext:value-type="float">
            <text:p>0.625836712596813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21]/[.$I$3] + [.C21]/[.$I$2])" office:value-type="float" office:value="0.663715391932193" calcext:value-type="float">
            <text:p>0.663715391932193</text:p>
          </table:table-cell>
          <table:table-cell table:formula="of:=(1-[.$I$6])+[.$I$6]*([.B21]/[.$I$1])" office:value-type="float" office:value="0.338136957177287" calcext:value-type="float">
            <text:p>0.338136957177287</text:p>
          </table:table-cell>
          <table:table-cell table:formula="of:=(1-[.$I$6])+[.$I$6]*([.B21]/[.$I$1] + [.E21]/[.$I$4])" office:value-type="float" office:value="0.870098162884578" calcext:value-type="float">
            <text:p>0.870098162884578</text:p>
          </table:table-cell>
          <table:table-cell table:formula="of:=(1-[.$I$6]) + [.$I$6] * ([.B21]/[.$I$1] + [.C21]/[.$I$2] + [.C22]/[.$I$3])" office:value-type="float" office:value="0.625602792832795" calcext:value-type="float">
            <text:p>0.625602792832795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22]/[.$I$3] + [.C22]/[.$I$2])" office:value-type="float" office:value="0.663499926026293" calcext:value-type="float">
            <text:p>0.663499926026293</text:p>
          </table:table-cell>
          <table:table-cell table:formula="of:=(1-[.$I$6])+[.$I$6]*([.B22]/[.$I$1])" office:value-type="float" office:value="0.338052694380788" calcext:value-type="float">
            <text:p>0.338052694380788</text:p>
          </table:table-cell>
          <table:table-cell table:formula="of:=(1-[.$I$6])+[.$I$6]*([.B22]/[.$I$1] + [.E22]/[.$I$4])" office:value-type="float" office:value="0.869815068288664" calcext:value-type="float">
            <text:p>0.869815068288664</text:p>
          </table:table-cell>
          <table:table-cell table:formula="of:=(1-[.$I$6]) + [.$I$6] * ([.B22]/[.$I$1] + [.C22]/[.$I$2] + [.C23]/[.$I$3])" office:value-type="float" office:value="0.62543329629297" calcext:value-type="float">
            <text:p>0.62543329629297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23]/[.$I$3] + [.C23]/[.$I$2])" office:value-type="float" office:value="0.663343799134517" calcext:value-type="float">
            <text:p>0.663343799134517</text:p>
          </table:table-cell>
          <table:table-cell table:formula="of:=(1-[.$I$6])+[.$I$6]*([.B23]/[.$I$1])" office:value-type="float" office:value="0.33799164570745" calcext:value-type="float">
            <text:p>0.33799164570745</text:p>
          </table:table-cell>
          <table:table-cell table:formula="of:=(1-[.$I$6])+[.$I$6]*([.B23]/[.$I$1] + [.E23]/[.$I$4])" office:value-type="float" office:value="0.869609947556474" calcext:value-type="float">
            <text:p>0.869609947556474</text:p>
          </table:table-cell>
          <table:table-cell table:formula="of:=(1-[.$I$6]) + [.$I$6] * ([.B23]/[.$I$1] + [.C23]/[.$I$2] + [.C24]/[.$I$3])" office:value-type="float" office:value="0.625310490244951" calcext:value-type="float">
            <text:p>0.625310490244951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24]/[.$I$3] + [.C24]/[.$I$2])" office:value-type="float" office:value="0.663230677137167" calcext:value-type="float">
            <text:p>0.663230677137167</text:p>
          </table:table-cell>
          <table:table-cell table:formula="of:=(1-[.$I$6])+[.$I$6]*([.B24]/[.$I$1])" office:value-type="float" office:value="0.33794740975478" calcext:value-type="float">
            <text:p>0.33794740975478</text:p>
          </table:table-cell>
          <table:table-cell table:formula="of:=(1-[.$I$6])+[.$I$6]*([.B24]/[.$I$1] + [.E24]/[.$I$4])" office:value-type="float" office:value="0.869461326462988" calcext:value-type="float">
            <text:p>0.869461326462988</text:p>
          </table:table-cell>
          <table:table-cell table:formula="of:=(1-[.$I$6]) + [.$I$6] * ([.B24]/[.$I$1] + [.C24]/[.$I$2] + [.C25]/[.$I$3])" office:value-type="float" office:value="0.625221508326227" calcext:value-type="float">
            <text:p>0.625221508326227</text:p>
          </table:table-cell>
          <table:table-cell table:number-columns-repeated="4"/>
        </table:table-row>
        <table:table-row table:style-name="ro1">
          <table:table-cell/>
          <table:table-cell table:formula="of:=(1-[.$I$6]) + [.$I$6] *([.D25]/[.$I$3] + [.C25]/[.$I$2])" office:value-type="float" office:value="0.663148712892551" calcext:value-type="float">
            <text:p>0.663148712892551</text:p>
          </table:table-cell>
          <table:table-cell table:formula="of:=(1-[.$I$6])+[.$I$6]*([.B25]/[.$I$1])" office:value-type="float" office:value="0.337915358522197" calcext:value-type="float">
            <text:p>0.337915358522197</text:p>
          </table:table-cell>
          <table:table-cell table:formula="of:=(1-[.$I$6])+[.$I$6]*([.B25]/[.$I$1] + [.E25]/[.$I$4])" office:value-type="float" office:value="0.869353640599491" calcext:value-type="float">
            <text:p>0.869353640599491</text:p>
          </table:table-cell>
          <table:table-cell table:formula="of:=(1-[.$I$6]) + [.$I$6] * ([.B25]/[.$I$1] + [.C25]/[.$I$2] + [.C26]/[.$I$3])" office:value-type="float" office:value="0.625157035039913" calcext:value-type="float">
            <text:p>0.6251570350399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0T15:24:08.964309541</meta:creation-date>
    <dc:date>2019-10-10T16:46:42.623040403</dc:date>
    <meta:editing-duration>PT1H1M23S</meta:editing-duration>
    <meta:editing-cycles>2</meta:editing-cycles>
    <meta:generator>LibreOffice/6.3.2.2$Linux_X86_64 LibreOffice_project/30$Build-2</meta:generator>
    <meta:document-statistic meta:table-count="1" meta:cell-count="125" meta:object-count="0"/>
  </office:meta>
</office:document-meta>
</file>